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16df4" officeooo:paragraph-rsid="00016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m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7:18:47.397283586</meta:creation-date>
    <dc:date>2014-03-28T17:19:36.179976992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4.2.0.4$Linux_X86_64 LibreOffice_project/05dceb5d363845f2cf968344d7adab8dcfb2ba71</meta:generator>
  </office:meta>
</office:document-meta>
</file>